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3E85996F9E76E303C74.png" manifest:media-type="image/png"/>
  <manifest:file-entry manifest:full-path="Pictures/10000201000000400000004041AC2129FF0AA4C7.png" manifest:media-type="image/png"/>
  <manifest:file-entry manifest:full-path="Pictures/100002010000027B0000021CB88FDDA1101DA18C.png" manifest:media-type="image/png"/>
  <manifest:file-entry manifest:full-path="Pictures/1000020100000060000000608011CECE41CB43CF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ter" svg:font-family="Inter" style:font-pitch="variable"/>
    <style:font-face style:name="Inter1" svg:font-family="Inter" style:font-adornments="Bold" style:font-pitch="variable"/>
    <style:font-face style:name="Inter Extra Bold" svg:font-family="'Inter Extra Bold'" style:font-pitch="variable"/>
    <style:font-face style:name="Inter Medium" svg:font-family="'Inter Medium'" style:font-adornments="Medium" style:font-pitch="variable"/>
    <style:font-face style:name="Roboto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>
      <style:table-properties style:width="7.8785in" fo:margin-left="-0.1903in" fo:margin-top="0in" fo:margin-bottom="0in" table:align="left"/>
    </style:style>
    <style:style style:name="Table2.A" style:family="table-column">
      <style:table-column-properties style:column-width="4.375in"/>
    </style:style>
    <style:style style:name="Table2.B" style:family="table-column">
      <style:table-column-properties style:column-width="0.1875in"/>
    </style:style>
    <style:style style:name="Table2.C" style:family="table-column">
      <style:table-column-properties style:column-width="1.4361in"/>
    </style:style>
    <style:style style:name="Table2.D" style:family="table-column">
      <style:table-column-properties style:column-width="0.2514in"/>
    </style:style>
    <style:style style:name="Table2.E" style:family="table-column">
      <style:table-column-properties style:column-width="1.6285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middle" fo:padding-left="0in" fo:padding-right="0in" fo:padding-top="0.0201in" fo:padding-bottom="0.0201in" fo:border="none"/>
    </style:style>
    <style:style style:name="Table5" style:family="table">
      <style:table-properties style:width="7.8785in" fo:margin-left="-0.1903in" fo:margin-top="0in" fo:margin-bottom="0in" table:align="left"/>
    </style:style>
    <style:style style:name="Table5.A" style:family="table-column">
      <style:table-column-properties style:column-width="0.9993in"/>
    </style:style>
    <style:style style:name="Table5.B" style:family="table-column">
      <style:table-column-properties style:column-width="4.4396in"/>
    </style:style>
    <style:style style:name="Table5.C" style:family="table-column">
      <style:table-column-properties style:column-width="2.4396in"/>
    </style:style>
    <style:style style:name="Table5.1" style:family="table-row">
      <style:table-row-properties style:min-row-height="0.0653in" fo:keep-together="auto"/>
    </style:style>
    <style:style style:name="Table5.A1" style:family="table-cell">
      <style:table-cell-properties style:vertical-align="" fo:padding-left="0in" fo:padding-right="0.0799in" fo:padding-top="0.1799in" fo:padding-bottom="0in" fo:border="none"/>
    </style:style>
    <style:style style:name="Table10" style:family="table">
      <style:table-properties style:width="7.8785in" fo:margin-left="-0.1903in" fo:margin-top="0in" fo:margin-bottom="0in" table:align="left"/>
    </style:style>
    <style:style style:name="Table10.A" style:family="table-column">
      <style:table-column-properties style:column-width="0.9993in"/>
    </style:style>
    <style:style style:name="Table10.B" style:family="table-column">
      <style:table-column-properties style:column-width="6.8792in"/>
    </style:style>
    <style:style style:name="Table10.1" style:family="table-row">
      <style:table-row-properties style:min-row-height="0.0653in" fo:keep-together="auto"/>
    </style:style>
    <style:style style:name="Table10.A1" style:family="table-cell">
      <style:table-cell-properties style:vertical-align="" fo:padding-left="0in" fo:padding-right="0.0799in" fo:padding-top="0in" fo:padding-bottom="0in" fo:border="none"/>
    </style:style>
    <style:style style:name="Table6" style:family="table">
      <style:table-properties style:width="7.8785in" fo:margin-left="-0.1903in" fo:margin-top="0in" fo:margin-bottom="0in" table:align="left"/>
    </style:style>
    <style:style style:name="Table6.A" style:family="table-column">
      <style:table-column-properties style:column-width="0.9993in"/>
    </style:style>
    <style:style style:name="Table6.B" style:family="table-column">
      <style:table-column-properties style:column-width="5.2507in"/>
    </style:style>
    <style:style style:name="Table6.C" style:family="table-column">
      <style:table-column-properties style:column-width="1.6285in"/>
    </style:style>
    <style:style style:name="Table6.1" style:family="table-row">
      <style:table-row-properties style:min-row-height="0.0653in" fo:keep-together="auto"/>
    </style:style>
    <style:style style:name="Table6.A1" style:family="table-cell">
      <style:table-cell-properties style:vertical-align="" fo:padding-left="0in" fo:padding-right="0.0799in" fo:padding-top="0.1799in" fo:padding-bottom="0in" fo:border="none"/>
    </style:style>
    <style:style style:name="Table11" style:family="table">
      <style:table-properties style:width="7.8785in" fo:margin-left="-0.1903in" fo:margin-top="0in" fo:margin-bottom="0in" table:align="left"/>
    </style:style>
    <style:style style:name="Table11.A" style:family="table-column">
      <style:table-column-properties style:column-width="0.9993in"/>
    </style:style>
    <style:style style:name="Table11.B" style:family="table-column">
      <style:table-column-properties style:column-width="6.8792in"/>
    </style:style>
    <style:style style:name="Table11.1" style:family="table-row">
      <style:table-row-properties style:min-row-height="0.0653in" fo:keep-together="auto"/>
    </style:style>
    <style:style style:name="Table11.A1" style:family="table-cell">
      <style:table-cell-properties style:vertical-align="" fo:padding-left="0in" fo:padding-right="0.0799in" fo:padding-top="0in" fo:padding-bottom="0in" fo:border="none"/>
    </style:style>
    <style:style style:name="Table12" style:family="table">
      <style:table-properties style:width="7.8785in" fo:margin-left="-0.1903in" fo:margin-top="0in" fo:margin-bottom="0in" table:align="left"/>
    </style:style>
    <style:style style:name="Table12.A" style:family="table-column">
      <style:table-column-properties style:column-width="0.9993in"/>
    </style:style>
    <style:style style:name="Table12.B" style:family="table-column">
      <style:table-column-properties style:column-width="5.0611in"/>
    </style:style>
    <style:style style:name="Table12.C" style:family="table-column">
      <style:table-column-properties style:column-width="1.8181in"/>
    </style:style>
    <style:style style:name="Table12.1" style:family="table-row">
      <style:table-row-properties style:min-row-height="0.0653in" fo:keep-together="auto"/>
    </style:style>
    <style:style style:name="Table12.A1" style:family="table-cell">
      <style:table-cell-properties style:vertical-align="" fo:padding-left="0in" fo:padding-right="0.0799in" fo:padding-top="0.1in" fo:padding-bottom="0in" fo:border="none"/>
    </style:style>
    <style:style style:name="Table1" style:family="table">
      <style:table-properties style:width="7.8785in" fo:margin-left="-0.1903in" fo:margin-top="0in" fo:margin-bottom="0in" table:align="left"/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6.8792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in" fo:padding-right="0.0799in" fo:padding-top="0in" fo:padding-bottom="0in" fo:border="none"/>
    </style:style>
    <style:style style:name="Table8" style:family="table">
      <style:table-properties style:width="7.8785in" fo:margin-left="-0.1903in" fo:margin-top="0in" fo:margin-bottom="0in" table:align="left"/>
    </style:style>
    <style:style style:name="Table8.A" style:family="table-column">
      <style:table-column-properties style:column-width="0.9993in"/>
    </style:style>
    <style:style style:name="Table8.B" style:family="table-column">
      <style:table-column-properties style:column-width="6.8792in"/>
    </style:style>
    <style:style style:name="Table8.1" style:family="table-row">
      <style:table-row-properties style:min-row-height="0.0653in" fo:keep-together="auto"/>
    </style:style>
    <style:style style:name="Table8.A1" style:family="table-cell">
      <style:table-cell-properties style:vertical-align="" fo:padding-left="0in" fo:padding-right="0.0799in" fo:padding-top="0.1799in" fo:padding-bottom="0in" fo:border="none"/>
    </style:style>
    <style:style style:name="Table7" style:family="table">
      <style:table-properties style:width="7.8785in" fo:margin-left="-0.1903in" fo:margin-top="0in" fo:margin-bottom="0in" table:align="left"/>
    </style:style>
    <style:style style:name="Table7.A" style:family="table-column">
      <style:table-column-properties style:column-width="0.9993in"/>
    </style:style>
    <style:style style:name="Table7.B" style:family="table-column">
      <style:table-column-properties style:column-width="6.8792in"/>
    </style:style>
    <style:style style:name="Table7.1" style:family="table-row">
      <style:table-row-properties style:min-row-height="0.0653in" fo:keep-together="auto"/>
    </style:style>
    <style:style style:name="Table7.A1" style:family="table-cell">
      <style:table-cell-properties style:vertical-align="" fo:padding-left="0in" fo:padding-right="0.0799in" fo:padding-top="0.1in" fo:padding-bottom="0in" fo:border="none"/>
    </style:style>
    <style:style style:name="Table9" style:family="table">
      <style:table-properties style:width="7.8785in" fo:margin-left="-0.1903in" fo:margin-top="0in" fo:margin-bottom="0in" table:align="left"/>
    </style:style>
    <style:style style:name="Table9.A" style:family="table-column">
      <style:table-column-properties style:column-width="0.9993in"/>
    </style:style>
    <style:style style:name="Table9.B" style:family="table-column">
      <style:table-column-properties style:column-width="5.0611in"/>
    </style:style>
    <style:style style:name="Table9.C" style:family="table-column">
      <style:table-column-properties style:column-width="1.8181in"/>
    </style:style>
    <style:style style:name="Table9.1" style:family="table-row">
      <style:table-row-properties style:min-row-height="0.0653in" fo:keep-together="auto"/>
    </style:style>
    <style:style style:name="Table9.A1" style:family="table-cell">
      <style:table-cell-properties style:vertical-align="" fo:padding-left="0in" fo:padding-right="0.0799in" fo:padding-top="0.1799in" fo:padding-bottom="0in" fo:border="none"/>
    </style:style>
    <style:style style:name="Table13" style:family="table">
      <style:table-properties style:width="7.8785in" fo:margin-left="-0.1903in" fo:margin-top="0in" fo:margin-bottom="0in" table:align="left"/>
    </style:style>
    <style:style style:name="Table13.A" style:family="table-column">
      <style:table-column-properties style:column-width="0.9993in"/>
    </style:style>
    <style:style style:name="Table13.B" style:family="table-column">
      <style:table-column-properties style:column-width="6.8792in"/>
    </style:style>
    <style:style style:name="Table13.1" style:family="table-row">
      <style:table-row-properties style:min-row-height="0.0653in" fo:keep-together="auto"/>
    </style:style>
    <style:style style:name="Table13.A1" style:family="table-cell">
      <style:table-cell-properties style:vertical-align="" fo:padding-left="0in" fo:padding-right="0.0799in" fo:padding-top="0in" fo:padding-bottom="0in" fo:border="none"/>
    </style:style>
    <style:style style:name="Table14" style:family="table">
      <style:table-properties style:width="7.8785in" fo:margin-left="-0.1903in" fo:margin-top="0in" fo:margin-bottom="0in" table:align="left"/>
    </style:style>
    <style:style style:name="Table14.A" style:family="table-column">
      <style:table-column-properties style:column-width="0.9993in"/>
    </style:style>
    <style:style style:name="Table14.B" style:family="table-column">
      <style:table-column-properties style:column-width="5.0611in"/>
    </style:style>
    <style:style style:name="Table14.C" style:family="table-column">
      <style:table-column-properties style:column-width="1.8181in"/>
    </style:style>
    <style:style style:name="Table14.1" style:family="table-row">
      <style:table-row-properties style:min-row-height="0.0653in" fo:keep-together="auto"/>
    </style:style>
    <style:style style:name="Table14.A1" style:family="table-cell">
      <style:table-cell-properties style:vertical-align="" fo:padding-left="0in" fo:padding-right="0.0799in" fo:padding-top="0.1799in" fo:padding-bottom="0in" fo:border="none"/>
    </style:style>
    <style:style style:name="Table3" style:family="table">
      <style:table-properties style:width="7.8785in" fo:margin-left="-0.1903in" fo:margin-top="0in" fo:margin-bottom="0in" table:align="left"/>
    </style:style>
    <style:style style:name="Table3.A" style:family="table-column">
      <style:table-column-properties style:column-width="0.9993in"/>
    </style:style>
    <style:style style:name="Table3.B" style:family="table-column">
      <style:table-column-properties style:column-width="6.3778in"/>
    </style:style>
    <style:style style:name="Table3.C" style:family="table-column">
      <style:table-column-properties style:column-width="0.5014in"/>
    </style:style>
    <style:style style:name="Table3.1" style:family="table-row">
      <style:table-row-properties style:min-row-height="0.0653in" fo:keep-together="auto"/>
    </style:style>
    <style:style style:name="Table3.A1" style:family="table-cell">
      <style:table-cell-properties style:vertical-align="" fo:padding-left="0in" fo:padding-right="0.0799in" fo:padding-top="0.1799in" fo:padding-bottom="0in" fo:border="none"/>
    </style:style>
    <style:style style:name="P1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paragraph-rsid="014a4abb" style:font-name-asian="Roboto2" style:font-size-asian="10pt" style:font-weight-asian="bold" style:font-name-complex="Roboto2" style:font-size-complex="10pt"/>
    </style:style>
    <style:style style:name="P2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rsid="0108d36e" officeooo:paragraph-rsid="018f5afd" style:font-name-asian="Roboto2" style:font-size-asian="10pt" style:font-weight-asian="bold" style:font-name-complex="Roboto2" style:font-size-complex="10pt"/>
    </style:style>
    <style:style style:name="P3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rsid="00df5c81" officeooo:paragraph-rsid="01871c9e" style:font-name-asian="Roboto2" style:font-size-asian="10pt" style:font-weight-asian="bold" style:font-name-complex="Roboto2" style:font-size-complex="10pt" style:font-weight-complex="bold"/>
    </style:style>
    <style:style style:name="P4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style="normal" fo:font-weight="bold" officeooo:rsid="007e263d" officeooo:paragraph-rsid="018061f8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5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style="normal" fo:font-weight="bold" officeooo:rsid="007e263d" officeooo:paragraph-rsid="018f5af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6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officeooo:paragraph-rsid="0192b585" style:font-name-asian="Roboto2" style:font-size-asian="10pt" style:font-name-complex="Roboto2" style:font-size-complex="10pt"/>
    </style:style>
    <style:style style:name="P7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officeooo:paragraph-rsid="018ca9a1" style:font-name-asian="Roboto2" style:font-size-asian="10pt" style:font-name-complex="Roboto2" style:font-size-complex="10pt"/>
    </style:style>
    <style:style style:name="P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style="italic" fo:font-weight="normal" officeooo:rsid="00f54a88" officeooo:paragraph-rsid="0192b585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rsid="01457e31" officeooo:paragraph-rsid="014fbfd4"/>
    </style:style>
    <style:style style:name="P10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rsid="01457e31" officeooo:paragraph-rsid="016f1dab"/>
    </style:style>
    <style:style style:name="P11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paragraph-rsid="016a0624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paragraph-rsid="018219c0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paragraph-rsid="01871c9e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paragraph-rsid="018c819c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weight="normal" officeooo:rsid="00f54a88" officeooo:paragraph-rsid="0192b585" style:font-weight-asian="normal" style:font-weight-complex="normal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weight="normal" officeooo:rsid="01457e31" officeooo:paragraph-rsid="018f5afd" style:font-weight-asian="normal" style:font-weight-complex="normal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6f1dab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8061f8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officeooo:paragraph-rsid="014a4abb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officeooo:paragraph-rsid="016f1dab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officeooo:paragraph-rsid="018061f8"/>
    </style:style>
    <style:style style:name="P2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fo:font-weight="normal" officeooo:rsid="01457e31" officeooo:paragraph-rsid="016f1dab" style:font-weight-asian="normal" style:font-weight-complex="normal"/>
    </style:style>
    <style:style style:name="P2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fo:font-weight="normal" officeooo:rsid="01457e31" officeooo:paragraph-rsid="018061f8" style:font-weight-asian="normal" style:font-weight-complex="normal"/>
    </style:style>
    <style:style style:name="P24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fo:font-size="10pt" fo:font-style="italic" fo:font-weight="normal" officeooo:rsid="00f54a88" officeooo:paragraph-rsid="0192b585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25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18f5afd"/>
    </style:style>
    <style:style style:name="P26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192b585"/>
    </style:style>
    <style:style style:name="P2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" fo:font-size="10pt" fo:font-style="normal" fo:font-weight="bold" officeooo:paragraph-rsid="0192b585" style:font-size-asian="10pt" style:font-style-asian="normal" style:font-weight-asian="bold" style:font-size-complex="10pt" style:font-style-complex="normal" style:font-weight-complex="bold"/>
    </style:style>
    <style:style style:name="P28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" fo:font-size="10pt" fo:font-style="normal" officeooo:paragraph-rsid="0192b585" style:font-size-asian="10pt" style:font-style-asian="normal" style:font-size-complex="10pt" style:font-style-complex="normal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" fo:font-size="10pt" fo:font-style="normal" fo:font-weight="normal" officeooo:rsid="00e9a2bf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48f0e9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dba17a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3" style:family="paragraph" style:parent-style-name="Standard">
      <style:paragraph-properties fo:line-height="115%" fo:text-align="start" style:justify-single-word="false" fo:orphans="0" fo:widows="0" style:shadow="none"/>
      <style:text-properties style:font-name="Roboto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4" style:family="paragraph" style:parent-style-name="Standard">
      <style:paragraph-properties fo:line-height="115%" fo:text-align="center" style:justify-single-word="false" fo:orphans="0" fo:widows="0" style:shadow="none"/>
      <style:text-properties style:font-name="Inter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5" style:family="paragraph" style:parent-style-name="Standard">
      <style:paragraph-properties fo:line-height="115%" fo:text-align="center" style:justify-single-word="false" fo:orphans="0" fo:widows="0" style:shadow="none"/>
      <style:text-properties style:font-name="Inter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6" style:family="paragraph" style:parent-style-name="Standard">
      <style:text-properties style:font-name="Inter" officeooo:paragraph-rsid="0156378f"/>
    </style:style>
    <style:style style:name="P37" style:family="paragraph" style:parent-style-name="Standard">
      <style:text-properties style:font-name="Inter" officeooo:paragraph-rsid="016a0624"/>
    </style:style>
    <style:style style:name="P38" style:family="paragraph" style:parent-style-name="Standard">
      <style:text-properties style:font-name="Inter" officeooo:paragraph-rsid="016f1dab"/>
    </style:style>
    <style:style style:name="P39" style:family="paragraph" style:parent-style-name="Standard">
      <style:paragraph-properties fo:line-height="100%" fo:text-align="center" style:justify-single-word="false" fo:orphans="0" fo:widows="0"/>
      <style:text-properties style:font-name="Inter" fo:font-size="10pt" officeooo:paragraph-rsid="00f4d3bb" style:font-size-asian="8.75pt" style:font-size-complex="10pt"/>
    </style:style>
    <style:style style:name="P40" style:family="paragraph" style:parent-style-name="Standard">
      <style:text-properties style:font-name="Inter" officeooo:paragraph-rsid="018061f8"/>
    </style:style>
    <style:style style:name="P41" style:family="paragraph" style:parent-style-name="Standard">
      <style:text-properties style:font-name="Inter" officeooo:paragraph-rsid="01871c9e"/>
    </style:style>
    <style:style style:name="P42" style:family="paragraph" style:parent-style-name="Standard">
      <style:text-properties style:font-name="Inter" officeooo:paragraph-rsid="018f5afd"/>
    </style:style>
    <style:style style:name="P43" style:family="paragraph" style:parent-style-name="Standard">
      <style:text-properties style:font-name="Inter" officeooo:paragraph-rsid="0190cd32"/>
    </style:style>
    <style:style style:name="P44" style:family="paragraph" style:parent-style-name="Standard">
      <style:text-properties style:font-name="Inter" officeooo:paragraph-rsid="0192b585"/>
    </style:style>
    <style:style style:name="P45" style:family="paragraph" style:parent-style-name="Standard">
      <style:text-properties officeooo:paragraph-rsid="016f1dab"/>
    </style:style>
    <style:style style:name="P46" style:family="paragraph" style:parent-style-name="Standard">
      <style:text-properties officeooo:paragraph-rsid="018061f8"/>
    </style:style>
    <style:style style:name="P47" style:family="paragraph" style:parent-style-name="Standard">
      <style:text-properties officeooo:paragraph-rsid="018f5afd"/>
    </style:style>
    <style:style style:name="P48" style:family="paragraph" style:parent-style-name="Standard">
      <style:text-properties officeooo:paragraph-rsid="0190cd32"/>
    </style:style>
    <style:style style:name="P49" style:family="paragraph" style:parent-style-name="Standard">
      <style:text-properties officeooo:paragraph-rsid="0192b585"/>
    </style:style>
    <style:style style:name="P5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paragraph-rsid="016a0624" style:font-name-asian="Roboto2" style:font-size-asian="10pt" style:font-weight-asian="bold" style:font-name-complex="Roboto2" style:font-size-complex="10pt"/>
    </style:style>
    <style:style style:name="P5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6f1dab" officeooo:paragraph-rsid="016f1dab" style:font-name-asian="Roboto2" style:font-size-asian="10pt" style:font-weight-asian="bold" style:font-name-complex="Roboto2" style:font-size-complex="10pt" style:font-weight-complex="bold"/>
    </style:style>
    <style:style style:name="P5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8f5afd" style:font-name-asian="Roboto2" style:font-size-asian="10pt" style:font-weight-asian="bold" style:font-name-complex="Roboto2" style:font-size-complex="10pt" style:font-weight-complex="bold"/>
    </style:style>
    <style:style style:name="P5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90cd32" style:font-name-asian="Roboto2" style:font-size-asian="10pt" style:font-weight-asian="bold" style:font-name-complex="Roboto2" style:font-size-complex="10pt" style:font-weight-complex="bold"/>
    </style:style>
    <style:style style:name="P54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92b585" officeooo:paragraph-rsid="0192b585" style:font-name-asian="Roboto2" style:font-size-asian="10pt" style:font-weight-asian="bold" style:font-name-complex="Roboto2" style:font-size-complex="10pt" style:font-weight-complex="bold"/>
    </style:style>
    <style:style style:name="P5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8f5afd" style:font-name-asian="Roboto2" style:font-size-asian="10pt" style:font-weight-asian="bold" style:font-name-complex="Roboto2" style:font-size-complex="10pt"/>
    </style:style>
    <style:style style:name="P5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6f1dab" officeooo:paragraph-rsid="016f1dab" style:font-name-asian="Roboto2" style:font-size-asian="10pt" style:font-weight-asian="bold" style:font-name-complex="Roboto2" style:font-size-complex="10pt"/>
    </style:style>
    <style:style style:name="P5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6f1dab" officeooo:paragraph-rsid="018061f8" style:font-name-asian="Roboto2" style:font-size-asian="10pt" style:font-weight-asian="bold" style:font-name-complex="Roboto2" style:font-size-complex="10pt"/>
    </style:style>
    <style:style style:name="P5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6f1dab" officeooo:paragraph-rsid="018f5afd" style:font-name-asian="Roboto2" style:font-size-asian="10pt" style:font-weight-asian="bold" style:font-name-complex="Roboto2" style:font-size-complex="10pt"/>
    </style:style>
    <style:style style:name="P5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6f1dab" officeooo:paragraph-rsid="018061f8" style:font-name-asian="Roboto2" style:font-size-asian="10pt" style:font-weight-asian="bold" style:font-name-complex="Roboto2" style:font-size-complex="10pt" style:font-weight-complex="bold"/>
    </style:style>
    <style:style style:name="P6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8219c0" officeooo:paragraph-rsid="018219c0" style:font-name-asian="Roboto2" style:font-size-asian="10pt" style:font-weight-asian="bold" style:font-name-complex="Roboto2" style:font-size-complex="10pt" style:font-weight-complex="bold"/>
    </style:style>
    <style:style style:name="P6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8219c0" officeooo:paragraph-rsid="01871c9e" style:font-name-asian="Roboto2" style:font-size-asian="10pt" style:font-weight-asian="bold" style:font-name-complex="Roboto2" style:font-size-complex="10pt" style:font-weight-complex="bold"/>
    </style:style>
    <style:style style:name="P6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Inter Extra Bold" fo:font-size="34pt" fo:font-style="normal" style:text-underline-style="none" fo:font-weight="bold" officeooo:paragraph-rsid="00cafff0" style:font-name-asian="Roboto2" style:font-size-asian="34pt" style:font-style-asian="normal" style:font-weight-asian="bold" style:font-name-complex="Roboto2" style:font-size-complex="34pt" style:font-style-complex="normal" style:font-weight-complex="bold"/>
    </style:style>
    <style:style style:name="P63" style:family="paragraph" style:parent-style-name="Standard" style:list-style-name="L1">
      <style:paragraph-properties fo:line-height="100%" fo:orphans="0" fo:widows="0"/>
      <style:text-properties officeooo:paragraph-rsid="0179c767"/>
    </style:style>
    <style:style style:name="P64" style:family="paragraph" style:parent-style-name="Standard" style:list-style-name="L1">
      <style:paragraph-properties fo:line-height="100%" fo:orphans="0" fo:widows="0"/>
      <style:text-properties officeooo:paragraph-rsid="018061f8"/>
    </style:style>
    <style:style style:name="P65" style:family="paragraph" style:parent-style-name="Standard" style:list-style-name="L1">
      <style:paragraph-properties fo:line-height="100%" fo:orphans="0" fo:widows="0"/>
      <style:text-properties style:font-name="Inter" officeooo:paragraph-rsid="016f1dab"/>
    </style:style>
    <style:style style:name="P66" style:family="paragraph" style:parent-style-name="Standard" style:list-style-name="L1">
      <style:paragraph-properties fo:line-height="100%" fo:orphans="0" fo:widows="0"/>
      <style:text-properties style:font-name="Inter" officeooo:paragraph-rsid="017c5850"/>
    </style:style>
    <style:style style:name="P67" style:family="paragraph" style:parent-style-name="Standard" style:list-style-name="L1">
      <style:paragraph-properties fo:line-height="100%" fo:orphans="0" fo:widows="0"/>
      <style:text-properties style:font-name="Inter" officeooo:paragraph-rsid="018219c0"/>
    </style:style>
    <style:style style:name="P68" style:family="paragraph" style:parent-style-name="Standard" style:list-style-name="L1">
      <style:paragraph-properties fo:line-height="100%" fo:orphans="0" fo:widows="0"/>
      <style:text-properties style:font-name="Inter" officeooo:paragraph-rsid="018258c6"/>
    </style:style>
    <style:style style:name="P69" style:family="paragraph" style:parent-style-name="Standard" style:list-style-name="L1">
      <style:paragraph-properties fo:line-height="100%" fo:orphans="0" fo:widows="0"/>
      <style:text-properties style:font-name="Inter" officeooo:paragraph-rsid="01850664"/>
    </style:style>
    <style:style style:name="P70" style:family="paragraph" style:parent-style-name="Standard" style:list-style-name="L1">
      <style:paragraph-properties fo:line-height="100%" fo:orphans="0" fo:widows="0"/>
      <style:text-properties style:font-name="Inter" officeooo:paragraph-rsid="018a9a2b"/>
    </style:style>
    <style:style style:name="P71" style:family="paragraph" style:parent-style-name="Standard" style:list-style-name="L1">
      <style:paragraph-properties fo:line-height="100%" fo:orphans="0" fo:widows="0"/>
      <style:text-properties style:font-name="Inter" officeooo:paragraph-rsid="018ca9a1"/>
    </style:style>
    <style:style style:name="P72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officeooo:paragraph-rsid="018219c0"/>
    </style:style>
    <style:style style:name="P73" style:family="paragraph" style:parent-style-name="Standard" style:list-style-name="L1">
      <style:paragraph-properties fo:line-height="100%" fo:orphans="0" fo:widows="0"/>
      <style:text-properties style:font-name="Inter" fo:font-size="10pt" fo:font-style="normal" style:text-underline-style="none" fo:font-weight="normal" officeooo:rsid="008f9311" officeooo:paragraph-rsid="018061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4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fo:font-size="10pt" fo:font-style="normal" style:text-underline-style="none" fo:font-weight="normal" officeooo:rsid="012a0f54" officeooo:paragraph-rsid="018a9a2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5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fo:font-size="10pt" fo:font-style="normal" style:text-underline-style="none" fo:font-weight="normal" officeooo:rsid="01301382" officeooo:paragraph-rsid="018a9a2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6" style:family="paragraph" style:parent-style-name="Standard" style:list-style-name="L1">
      <style:paragraph-properties fo:line-height="100%" fo:orphans="0" fo:widows="0"/>
      <style:text-properties style:font-name="Inter" fo:font-size="10pt" fo:font-style="normal" style:text-underline-style="none" fo:font-weight="normal" officeooo:rsid="0102247f" officeooo:paragraph-rsid="018f5af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7" style:family="paragraph" style:parent-style-name="Standard" style:list-style-name="L1">
      <style:paragraph-properties fo:line-height="100%" fo:orphans="0" fo:widows="0"/>
      <style:text-properties style:font-name="Inter" fo:font-size="10pt" fo:font-style="normal" style:text-underline-style="none" fo:font-weight="normal" officeooo:rsid="00bf2b2d" officeooo:paragraph-rsid="018f5af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8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style:text-underline-style="none" fo:font-weight="normal" officeooo:rsid="00df5c81" officeooo:paragraph-rsid="01871c9e" style:font-weight-asian="normal" style:font-weight-complex="normal"/>
    </style:style>
    <style:style style:name="P79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style:text-underline-style="none" fo:font-weight="normal" officeooo:rsid="0141ba85" officeooo:paragraph-rsid="01871c9e" style:font-weight-asian="normal" style:font-weight-complex="normal"/>
    </style:style>
    <style:style style:name="P80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style:text-underline-style="none" fo:font-weight="normal" officeooo:rsid="01871c9e" officeooo:paragraph-rsid="018c819c" style:font-weight-asian="normal" style:font-weight-complex="normal"/>
    </style:style>
    <style:style style:name="P81" style:family="paragraph" style:parent-style-name="Standard" style:list-style-name="L1">
      <style:paragraph-properties fo:line-height="100%" fo:orphans="0" fo:widows="0"/>
      <style:text-properties style:font-name="Inter" fo:font-style="normal" style:text-underline-style="none" fo:font-weight="normal" officeooo:paragraph-rsid="018c819c" style:font-style-asian="normal" style:font-weight-asian="normal" style:font-style-complex="normal" style:font-weight-complex="normal"/>
    </style:style>
    <style:style style:name="P82" style:family="paragraph" style:parent-style-name="Standard" style:list-style-name="L1">
      <style:paragraph-properties fo:margin-top="0in" fo:margin-bottom="0in" loext:contextual-spacing="false" fo:line-height="100%" fo:text-align="start" style:justify-single-word="false" fo:keep-together="auto" fo:orphans="0" fo:widows="0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paragraph-rsid="018ca9a1"/>
    </style:style>
    <style:style style:name="P8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style="italic" fo:font-weight="normal" officeooo:rsid="007e263d" officeooo:paragraph-rsid="0192b585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84" style:family="paragraph" style:parent-style-name="Text_20_body" style:master-page-name="Standard">
      <style:paragraph-properties style:page-number="1" fo:break-before="auto" fo:break-after="auto"/>
      <style:text-properties style:font-name="Inter" fo:font-size="6pt" style:font-size-asian="5.25pt" style:font-size-complex="6pt"/>
    </style:style>
    <style:style style:name="P85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4ff28a" style:font-name-asian="Roboto2" style:font-weight-asian="bold" style:font-name-complex="Roboto2" style:font-weight-complex="bold"/>
    </style:style>
    <style:style style:name="T3" style:family="text">
      <style:text-properties fo:font-size="10pt" style:font-name-asian="Roboto2" style:font-size-asian="10pt" style:font-name-complex="Roboto2" style:font-size-complex="10pt"/>
    </style:style>
    <style:style style:name="T4" style:family="text">
      <style:text-properties fo:font-size="10pt" officeooo:rsid="012a0f54" style:font-name-asian="Roboto2" style:font-size-asian="10pt" style:font-name-complex="Roboto2" style:font-size-complex="10pt"/>
    </style:style>
    <style:style style:name="T5" style:family="text">
      <style:text-properties fo:font-size="10pt" officeooo:rsid="01294c75" style:font-name-asian="Roboto2" style:font-size-asian="10pt" style:font-name-complex="Roboto2" style:font-size-complex="10pt"/>
    </style:style>
    <style:style style:name="T6" style:family="text">
      <style:text-properties fo:font-size="10pt" officeooo:rsid="00bc0279" style:font-name-asian="Roboto2" style:font-size-asian="10pt" style:font-name-complex="Roboto2" style:font-size-complex="10pt"/>
    </style:style>
    <style:style style:name="T7" style:family="text">
      <style:text-properties fo:font-size="10pt" officeooo:rsid="008f9311" style:font-name-asian="Roboto2" style:font-size-asian="10pt" style:font-name-complex="Roboto2" style:font-size-complex="10pt"/>
    </style:style>
    <style:style style:name="T8" style:family="text">
      <style:text-properties fo:font-size="10pt" officeooo:rsid="00c463f2" style:font-name-asian="Roboto2" style:font-size-asian="10pt" style:font-name-complex="Roboto2" style:font-size-complex="10pt"/>
    </style:style>
    <style:style style:name="T9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10" style:family="text">
      <style:text-properties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11" style:family="text">
      <style:text-properties fo:font-size="10pt" fo:font-weight="bold" officeooo:rsid="01301382" style:font-name-asian="Roboto2" style:font-size-asian="10pt" style:font-weight-asian="bold" style:font-name-complex="Roboto2" style:font-size-complex="10pt" style:font-weight-complex="bold"/>
    </style:style>
    <style:style style:name="T12" style:family="text">
      <style:text-properties fo:font-size="10pt" fo:font-weight="bold" officeooo:rsid="0102247f" style:font-name-asian="Roboto2" style:font-size-asian="10pt" style:font-weight-asian="bold" style:font-name-complex="Roboto2" style:font-size-complex="10pt" style:font-weight-complex="bold"/>
    </style:style>
    <style:style style:name="T13" style:family="text">
      <style:text-properties fo:font-size="10pt" fo:font-weight="bold" officeooo:rsid="00df5c81" style:font-name-asian="Roboto2" style:font-size-asian="10pt" style:font-weight-asian="bold" style:font-name-complex="Roboto2" style:font-size-complex="10pt" style:font-weight-complex="bold"/>
    </style:style>
    <style:style style:name="T14" style:family="text">
      <style:text-properties fo:font-size="10pt" fo:font-weight="bold" officeooo:rsid="018c819c" style:font-name-asian="Roboto2" style:font-size-asian="10pt" style:font-weight-asian="bold" style:font-name-complex="Roboto2" style:font-size-complex="10pt" style:font-weight-complex="bold"/>
    </style:style>
    <style:style style:name="T15" style:family="text">
      <style:text-properties fo:font-size="10pt" fo:font-weight="bold" officeooo:rsid="008b6a72" style:font-name-asian="Roboto2" style:font-size-asian="10pt" style:font-weight-asian="bold" style:font-name-complex="Roboto2" style:font-size-complex="10pt"/>
    </style:style>
    <style:style style:name="T16" style:family="text">
      <style:text-properties fo:font-size="10pt" fo:font-weight="bold" officeooo:rsid="018219c0" style:font-name-asian="Roboto2" style:font-size-asian="10pt" style:font-weight-asian="bold" style:font-name-complex="Roboto2" style:font-size-complex="10pt"/>
    </style:style>
    <style:style style:name="T17" style:family="text">
      <style:text-properties fo:font-size="10pt" fo:font-weight="bold" officeooo:rsid="0102247f" style:font-name-asian="Roboto2" style:font-size-asian="10pt" style:font-weight-asian="bold" style:font-name-complex="Roboto2" style:font-size-complex="10pt"/>
    </style:style>
    <style:style style:name="T18" style:family="text">
      <style:text-properties fo:font-size="10pt" fo:font-weight="bold" officeooo:rsid="01871c9e" style:font-name-asian="Roboto2" style:font-size-asian="10pt" style:font-weight-asian="bold" style:font-name-complex="Roboto2" style:font-size-complex="10pt"/>
    </style:style>
    <style:style style:name="T19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20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21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22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23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italic"/>
    </style:style>
    <style:style style:name="T24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25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26" style:family="text">
      <style:text-properties fo:font-size="10pt" fo:font-style="italic" officeooo:rsid="0100c247" style:font-name-asian="Roboto2" style:font-size-asian="10pt" style:font-style-asian="italic" style:font-name-complex="Roboto2" style:font-size-complex="10pt" style:font-style-complex="normal"/>
    </style:style>
    <style:style style:name="T27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normal"/>
    </style:style>
    <style:style style:name="T28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9" style:family="text">
      <style:text-properties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0" style:family="text">
      <style:text-properties fo:font-size="10pt" fo:font-style="italic" fo:font-weight="normal" officeooo:rsid="0137b604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1" style:family="text">
      <style:text-properties fo:font-size="10pt" fo:font-style="italic" fo:font-weight="normal" officeooo:rsid="01585aca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2" style:family="text">
      <style:text-properties fo:font-size="10pt" fo:font-style="italic" fo:font-weight="normal" officeooo:rsid="015a56a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3" style:family="text">
      <style:text-properties fo:font-size="10pt" fo:font-style="italic" style:text-underline-style="none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4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35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36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7" style:family="text">
      <style:text-properties fo:font-size="10pt" fo:font-style="normal" fo:font-weight="normal" officeooo:rsid="0163937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8" style:family="text">
      <style:text-properties fo:font-size="10pt" fo:font-style="normal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9" style:family="text">
      <style:text-properties fo:font-size="10pt" fo:font-style="normal" fo:font-weight="normal" officeooo:rsid="016a062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0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41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2" style:family="text">
      <style:text-properties fo:font-size="10pt" fo:font-style="normal" fo:font-weight="bold" officeooo:rsid="0100c24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3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44" style:family="text">
      <style:text-properties fo:font-size="10pt" fo:font-style="normal" fo:font-weight="bold" officeooo:rsid="016a0624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45" style:family="text">
      <style:text-properties fo:font-size="10pt" fo:font-style="normal" style:text-underline-style="none" fo:font-weight="normal" officeooo:rsid="014f975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6" style:family="text">
      <style:text-properties fo:font-size="10pt" fo:font-style="normal" style:text-underline-style="none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7" style:family="text">
      <style:text-properties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8" style:family="text">
      <style:text-properties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9" style:family="text">
      <style:text-properties fo:font-size="10pt" fo:font-style="normal" style:text-underline-style="none" fo:font-weight="normal" officeooo:rsid="0158361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0" style:family="text">
      <style:text-properties fo:font-size="10pt" fo:font-style="normal" style:text-underline-style="none" fo:font-weight="normal" officeooo:rsid="015a56a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1" style:family="text">
      <style:text-properties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2" style:family="text">
      <style:text-properties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3" style:family="text">
      <style:text-properties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4" style:family="text">
      <style:text-properties fo:font-size="10pt" fo:font-style="normal" style:text-underline-style="none" fo:font-weight="normal" officeooo:rsid="011ae9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5" style:family="text">
      <style:text-properties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6" style:family="text">
      <style:text-properties fo:font-size="10pt" fo:font-style="normal" style:text-underline-style="none" fo:font-weight="normal" officeooo:rsid="012a0f5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7" style:family="text">
      <style:text-properties fo:font-size="10pt" fo:font-style="normal" style:text-underline-style="none" fo:font-weight="normal" officeooo:rsid="012e471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8" style:family="text">
      <style:text-properties fo:font-size="10pt" fo:font-style="normal" style:text-underline-style="none" fo:font-weight="normal" officeooo:rsid="00c34b7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9" style:family="text">
      <style:text-properties fo:font-size="10pt" fo:font-style="normal" style:text-underline-style="none" fo:font-weight="normal" officeooo:rsid="01741c9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0" style:family="text">
      <style:text-properties fo:font-size="10pt" fo:font-style="normal" style:text-underline-style="none" fo:font-weight="normal" officeooo:rsid="0179c76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1" style:family="text">
      <style:text-properties fo:font-size="10pt" fo:font-style="normal" style:text-underline-style="none" fo:font-weight="normal" officeooo:rsid="017dc2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2" style:family="text">
      <style:text-properties fo:font-size="10pt" fo:font-style="normal" style:text-underline-style="none" fo:font-weight="normal" officeooo:rsid="01294c7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3" style:family="text">
      <style:text-properties fo:font-size="10pt" fo:font-style="normal" style:text-underline-style="none" fo:font-weight="normal" officeooo:rsid="009c1a7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4" style:family="text">
      <style:text-properties fo:font-size="10pt" fo:font-style="normal" style:text-underline-style="none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5" style:family="text">
      <style:text-properties fo:font-size="10pt" fo:font-style="normal" style:text-underline-style="none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6" style:family="text">
      <style:text-properties fo:font-size="10pt" fo:font-style="normal" style:text-underline-style="none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7" style:family="text">
      <style:text-properties fo:font-size="10pt" fo:font-style="normal" style:text-underline-style="none" fo:font-weight="normal" officeooo:rsid="018258c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8" style:family="text">
      <style:text-properties fo:font-size="10pt" fo:font-style="normal" style:text-underline-style="none" fo:font-weight="normal" officeooo:rsid="0183b1f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9" style:family="text">
      <style:text-properties fo:font-size="10pt" fo:font-style="normal" style:text-underline-style="none" fo:font-weight="normal" officeooo:rsid="0185066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0" style:family="text">
      <style:text-properties fo:font-size="10pt" fo:font-style="normal" style:text-underline-style="none" fo:font-weight="normal" officeooo:rsid="008e79c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1" style:family="text">
      <style:text-properties fo:font-size="10pt" fo:font-style="normal" style:text-underline-style="none" fo:font-weight="normal" officeooo:rsid="01372b6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2" style:family="text">
      <style:text-properties fo:font-size="10pt" fo:font-style="normal" style:text-underline-style="none" fo:font-weight="normal" officeooo:rsid="0135db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3" style:family="text">
      <style:text-properties fo:font-size="10pt" fo:font-style="normal" style:text-underline-style="none" fo:font-weight="normal" officeooo:rsid="018a9a2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4" style:family="text">
      <style:text-properties fo:font-size="10pt" fo:font-style="normal" style:text-underline-style="none" fo:font-weight="normal" officeooo:rsid="018c819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5" style:family="text">
      <style:text-properties fo:font-size="10pt" fo:font-style="normal" style:text-underline-style="none" fo:font-weight="normal" officeooo:rsid="018d63e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6" style:family="text">
      <style:text-properties fo:font-size="10pt" fo:font-style="normal" style:text-underline-style="none" fo:font-weight="normal" officeooo:rsid="018e753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7" style:family="text">
      <style:text-properties fo:font-size="10pt" fo:font-style="normal" style:text-underline-style="none" fo:font-weight="normal" officeooo:rsid="01943a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8" style:family="text">
      <style:text-properties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79" style:family="text">
      <style:text-properties fo:font-size="10pt" fo:font-style="normal" style:text-underline-style="none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0" style:family="text">
      <style:text-properties fo:font-size="10pt" fo:font-style="normal" style:text-underline-style="none" fo:font-weight="bold" officeooo:rsid="018c819c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1" style:family="text">
      <style:text-properties fo:font-size="10pt" fo:font-style="normal" style:text-underline-style="none" fo:font-weight="bold" officeooo:rsid="003eb71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2" style:family="text">
      <style:text-properties fo:font-size="10pt" fo:font-style="normal" style:text-underline-style="none" fo:font-weight="bold" officeooo:rsid="002e139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3" style:family="text">
      <style:text-properties fo:font-size="10pt" fo:font-style="normal" style:text-underline-style="solid" style:text-underline-width="auto" style:text-underline-color="font-color" fo:font-weight="bold" officeooo:rsid="01294c7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4" style:family="text">
      <style:text-properties fo:font-size="10pt" fo:font-style="normal" style:text-underline-style="solid" style:text-underline-width="auto" style:text-underline-color="font-color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5" style:family="text">
      <style:text-properties fo:font-size="10pt" fo:font-style="normal" style:text-underline-style="solid" style:text-underline-width="auto" style:text-underline-color="font-color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6" style:family="text">
      <style:text-properties fo:font-size="10pt" fo:font-style="normal" style:text-underline-style="solid" style:text-underline-width="auto" style:text-underline-color="font-color" fo:font-weight="bold" officeooo:rsid="01475f5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7" style:family="text">
      <style:text-properties fo:font-size="10pt" fo:font-style="normal" style:font-name-asian="Roboto2" style:font-size-asian="10pt" style:font-style-asian="normal" style:font-name-complex="Roboto2" style:font-size-complex="10pt" style:font-style-complex="normal"/>
    </style:style>
    <style:style style:name="T88" style:family="text">
      <style:text-properties fo:font-size="10pt" fo:font-style="normal" officeooo:rsid="009b41a1" style:font-name-asian="Roboto2" style:font-size-asian="10pt" style:font-style-asian="normal" style:font-name-complex="Roboto2" style:font-size-complex="10pt" style:font-style-complex="normal"/>
    </style:style>
    <style:style style:name="T89" style:family="text">
      <style:text-properties fo:font-size="10pt" fo:font-style="normal" officeooo:rsid="008e79c7" style:font-name-asian="Roboto2" style:font-size-asian="10pt" style:font-style-asian="normal" style:font-name-complex="Roboto2" style:font-size-complex="10pt" style:font-style-complex="normal"/>
    </style:style>
    <style:style style:name="T90" style:family="text">
      <style:text-properties fo:font-size="10pt" fo:font-style="normal" officeooo:rsid="01294c75" style:font-name-asian="Roboto2" style:font-size-asian="10pt" style:font-style-asian="normal" style:font-name-complex="Roboto2" style:font-size-complex="10pt" style:font-style-complex="normal"/>
    </style:style>
    <style:style style:name="T91" style:family="text">
      <style:text-properties fo:font-size="10pt" fo:font-style="normal" officeooo:rsid="00ba1d29" style:font-name-asian="Roboto2" style:font-size-asian="10pt" style:font-style-asian="normal" style:font-name-complex="Roboto2" style:font-size-complex="10pt" style:font-style-complex="normal"/>
    </style:style>
    <style:style style:name="T92" style:family="text">
      <style:text-properties fo:font-size="10pt" fo:font-style="normal" officeooo:rsid="009f14e6" style:font-name-asian="Roboto2" style:font-size-asian="10pt" style:font-style-asian="normal" style:font-name-complex="Roboto2" style:font-size-complex="10pt" style:font-style-complex="normal"/>
    </style:style>
    <style:style style:name="T93" style:family="text">
      <style:text-properties fo:font-size="10pt" fo:font-style="normal" officeooo:rsid="018219c0" style:font-name-asian="Roboto2" style:font-size-asian="10pt" style:font-style-asian="normal" style:font-name-complex="Roboto2" style:font-size-complex="10pt" style:font-style-complex="normal"/>
    </style:style>
    <style:style style:name="T94" style:family="text">
      <style:text-properties fo:font-size="10pt" fo:font-style="normal" officeooo:rsid="018258c6" style:font-name-asian="Roboto2" style:font-size-asian="10pt" style:font-style-asian="normal" style:font-name-complex="Roboto2" style:font-size-complex="10pt" style:font-style-complex="normal"/>
    </style:style>
    <style:style style:name="T95" style:family="text">
      <style:text-properties fo:font-size="10pt" fo:font-style="normal" officeooo:rsid="008f9311" style:font-name-asian="Roboto2" style:font-size-asian="10pt" style:font-style-asian="normal" style:font-name-complex="Roboto2" style:font-size-complex="10pt" style:font-style-complex="normal"/>
    </style:style>
    <style:style style:name="T96" style:family="text">
      <style:text-properties fo:font-size="10pt" fo:font-style="normal" officeooo:rsid="012a0f54" style:font-name-asian="Roboto2" style:font-size-asian="10pt" style:font-style-asian="normal" style:font-name-complex="Roboto2" style:font-size-complex="10pt" style:font-style-complex="normal"/>
    </style:style>
    <style:style style:name="T97" style:family="text">
      <style:text-properties fo:font-size="10pt" fo:font-style="normal" officeooo:rsid="012e6290" style:font-name-asian="Roboto2" style:font-size-asian="10pt" style:font-style-asian="normal" style:font-name-complex="Roboto2" style:font-size-complex="10pt" style:font-style-complex="normal"/>
    </style:style>
    <style:style style:name="T98" style:family="text">
      <style:text-properties fo:font-size="10pt" fo:font-style="normal" officeooo:rsid="00e3f336" style:font-name-asian="Roboto2" style:font-size-asian="10pt" style:font-style-asian="normal" style:font-name-complex="Roboto2" style:font-size-complex="10pt" style:font-style-complex="normal"/>
    </style:style>
    <style:style style:name="T99" style:family="text">
      <style:text-properties fo:font-size="10pt" fo:font-style="normal" officeooo:rsid="00fa5ce4" style:font-name-asian="Roboto2" style:font-size-asian="10pt" style:font-style-asian="normal" style:font-name-complex="Roboto2" style:font-size-complex="10pt" style:font-style-complex="normal"/>
    </style:style>
    <style:style style:name="T100" style:family="text">
      <style:text-properties fo:font-size="10pt" fo:font-style="normal" officeooo:rsid="01871c9e" style:font-name-asian="Roboto2" style:font-size-asian="10pt" style:font-style-asian="normal" style:font-name-complex="Roboto2" style:font-size-complex="10pt" style:font-style-complex="normal"/>
    </style:style>
    <style:style style:name="T101" style:family="text">
      <style:text-properties fo:font-size="10pt" fo:font-style="normal" officeooo:rsid="01423137" style:font-name-asian="Roboto2" style:font-size-asian="10pt" style:font-style-asian="normal" style:font-name-complex="Roboto2" style:font-size-complex="10pt" style:font-style-complex="normal"/>
    </style:style>
    <style:style style:name="T102" style:family="text">
      <style:text-properties fo:font-size="10pt" fo:font-style="normal" officeooo:rsid="0143feb1" style:font-name-asian="Roboto2" style:font-size-asian="10pt" style:font-style-asian="normal" style:font-name-complex="Roboto2" style:font-size-complex="10pt" style:font-style-complex="normal"/>
    </style:style>
    <style:style style:name="T103" style:family="text">
      <style:text-properties fo:font-size="10pt" fo:font-style="normal" officeooo:rsid="00fb28df" style:font-name-asian="Roboto2" style:font-size-asian="10pt" style:font-style-asian="normal" style:font-name-complex="Roboto2" style:font-size-complex="10pt" style:font-style-complex="normal"/>
    </style:style>
    <style:style style:name="T104" style:family="text">
      <style:text-properties fo:font-size="10pt" fo:font-style="normal" officeooo:rsid="00bc0279" style:font-name-asian="Roboto2" style:font-size-asian="10pt" style:font-style-asian="normal" style:font-name-complex="Roboto2" style:font-size-complex="10pt" style:font-style-complex="normal"/>
    </style:style>
    <style:style style:name="T105" style:family="text">
      <style:text-properties fo:font-size="10pt" fo:font-style="normal" officeooo:rsid="00bf2b2d" style:font-name-asian="Roboto2" style:font-size-asian="10pt" style:font-style-asian="normal" style:font-name-complex="Roboto2" style:font-size-complex="10pt" style:font-style-complex="normal"/>
    </style:style>
    <style:style style:name="T106" style:family="text">
      <style:text-properties fo:font-size="10pt" fo:font-style="normal" officeooo:rsid="011bd99b" style:font-name-asian="Roboto2" style:font-size-asian="10pt" style:font-style-asian="normal" style:font-name-complex="Roboto2" style:font-size-complex="10pt" style:font-style-complex="normal"/>
    </style:style>
    <style:style style:name="T107" style:family="text">
      <style:text-properties fo:font-size="10pt" fo:font-style="normal" officeooo:rsid="00c34b79" style:font-name-asian="Roboto2" style:font-size-asian="10pt" style:font-style-asian="normal" style:font-name-complex="Roboto2" style:font-size-complex="10pt" style:font-style-complex="normal"/>
    </style:style>
    <style:style style:name="T108" style:family="text">
      <style:text-properties fo:font-size="10pt" fo:font-style="normal" officeooo:rsid="00c10777" style:font-name-asian="Roboto2" style:font-size-asian="10pt" style:font-style-asian="normal" style:font-name-complex="Roboto2" style:font-size-complex="10pt" style:font-style-complex="normal"/>
    </style:style>
    <style:style style:name="T109" style:family="text">
      <style:text-properties fo:font-size="10pt" fo:language="en" fo:country="US" fo:font-style="normal" style:font-name-asian="Roboto2" style:font-size-asian="10pt" style:font-style-asian="normal" style:font-name-complex="Roboto2" style:font-size-complex="10pt" style:font-style-complex="normal"/>
    </style:style>
    <style:style style:name="T110" style:family="text">
      <style:text-properties fo:font-weight="normal" style:font-weight-asian="normal" style:font-weight-complex="normal"/>
    </style:style>
    <style:style style:name="T111" style:family="text">
      <style:text-properties fo:font-weight="normal" officeooo:rsid="01475f55" style:font-weight-asian="normal" style:font-weight-complex="normal"/>
    </style:style>
    <style:style style:name="T112" style:family="text">
      <style:text-properties fo:font-weight="normal" officeooo:rsid="014ff28a" style:font-name-asian="Roboto2" style:font-weight-asian="normal" style:font-name-complex="Roboto2" style:font-weight-complex="normal"/>
    </style:style>
    <style:style style:name="T113" style:family="text">
      <style:text-properties fo:font-weight="normal" officeooo:rsid="0152a1a6" style:font-name-asian="Roboto2" style:font-weight-asian="normal" style:font-name-complex="Roboto2" style:font-weight-complex="normal"/>
    </style:style>
    <style:style style:name="T114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115" style:family="text">
      <style:text-properties fo:font-style="normal" fo:font-weight="normal" officeooo:rsid="007e263d" style:font-style-asian="normal" style:font-weight-asian="normal" style:font-style-complex="normal" style:font-weight-complex="normal"/>
    </style:style>
    <style:style style:name="T116" style:family="text">
      <style:text-properties officeooo:rsid="0094c2de"/>
    </style:style>
    <style:style style:name="T117" style:family="text">
      <style:text-properties officeooo:rsid="00e1f740"/>
    </style:style>
    <style:style style:name="T118" style:family="text">
      <style:text-properties fo:color="#000000" style:font-name="Inter" style:text-underline-style="none"/>
    </style:style>
    <style:style style:name="T119" style:family="text">
      <style:text-properties officeooo:rsid="0134be7f"/>
    </style:style>
    <style:style style:name="T120" style:family="text">
      <style:text-properties officeooo:rsid="014965fe"/>
    </style:style>
    <style:style style:name="T121" style:family="text">
      <style:text-properties officeooo:rsid="014ff28a"/>
    </style:style>
    <style:style style:name="T122" style:family="text">
      <style:text-properties officeooo:rsid="014ff28a" style:font-name-asian="Roboto2" style:font-name-complex="Roboto2"/>
    </style:style>
    <style:style style:name="T123" style:family="text">
      <style:text-properties style:font-name="Inter" fo:font-size="10pt" fo:font-weight="bold" style:font-name-asian="Roboto2" style:font-size-asian="10pt" style:font-weight-asian="bold" style:font-name-complex="Roboto2" style:font-size-complex="10pt"/>
    </style:style>
    <style:style style:name="T124" style:family="text">
      <style:text-properties style:font-name="Inter" fo:font-size="10pt" fo:font-weight="bold" officeooo:rsid="0100c247" style:font-name-asian="Roboto2" style:font-size-asian="10pt" style:font-weight-asian="bold" style:font-name-complex="Roboto2" style:font-size-complex="10pt"/>
    </style:style>
    <style:style style:name="T125" style:family="text">
      <style:text-properties style:font-name="Inter" fo:font-size="10pt" fo:font-weight="bold" officeooo:rsid="0102247f" style:font-name-asian="Roboto2" style:font-size-asian="10pt" style:font-weight-asian="bold" style:font-name-complex="Roboto2" style:font-size-complex="10pt"/>
    </style:style>
    <style:style style:name="T126" style:family="text">
      <style:text-properties style:font-name="Inter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127" style:family="text">
      <style:text-properties style:font-name="Inter" fo:font-size="10pt" fo:font-weight="bold" officeooo:rsid="0102247f" style:font-name-asian="Roboto2" style:font-size-asian="10pt" style:font-weight-asian="bold" style:font-name-complex="Roboto2" style:font-size-complex="10pt" style:font-weight-complex="bold"/>
    </style:style>
    <style:style style:name="T128" style:family="text">
      <style:text-properties style:font-name="Inter" fo:font-size="10pt" style:font-size-asian="10pt" style:font-size-complex="10pt"/>
    </style:style>
    <style:style style:name="T129" style:family="text">
      <style:text-properties style:font-name="Inter" fo:font-size="10pt" officeooo:rsid="0102247f" style:font-size-asian="10pt" style:font-size-complex="10pt"/>
    </style:style>
    <style:style style:name="T130" style:family="text">
      <style:text-properties style:font-name="Inter" fo:font-size="10pt" fo:font-style="normal" style:text-underline-style="none" fo:font-weight="normal" officeooo:rsid="011b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1" style:family="text">
      <style:text-properties style:font-name="Inter"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2" style:family="text">
      <style:text-properties style:font-name="Inter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3" style:family="text">
      <style:text-properties style:font-name="Inter"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4" style:family="text">
      <style:text-properties style:font-name="Inter" fo:font-size="10pt" fo:font-style="normal" style:text-underline-style="none" fo:font-weight="normal" officeooo:rsid="0169bd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5" style:family="text">
      <style:text-properties style:font-name="Inter" fo:font-size="10pt" fo:font-style="normal" style:text-underline-style="none" fo:font-weight="normal" officeooo:rsid="0158361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6" style:family="text">
      <style:text-properties style:font-name="Inter" fo:font-size="10pt" fo:font-style="normal" style:text-underline-style="none" fo:font-weight="normal" officeooo:rsid="015b847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7" style:family="text">
      <style:text-properties style:font-name="Inter" fo:font-size="10pt" fo:font-style="normal" style:text-underline-style="none" fo:font-weight="normal" officeooo:rsid="01720cf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8" style:family="text">
      <style:text-properties style:font-name="Inter" fo:font-size="10pt" fo:font-style="normal" style:text-underline-style="none" fo:font-weight="normal" officeooo:rsid="0172596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9" style:family="text">
      <style:text-properties style:font-name="Inter" fo:font-size="10pt" fo:font-style="normal" style:text-underline-style="none" fo:font-weight="normal" officeooo:rsid="01741c9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0" style:family="text">
      <style:text-properties style:font-name="Inter" fo:font-size="10pt" fo:font-style="normal" style:text-underline-style="none" fo:font-weight="normal" officeooo:rsid="0179c76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1" style:family="text">
      <style:text-properties style:font-name="Inter"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2" style:family="text">
      <style:text-properties style:font-name="Inter" fo:font-size="10pt" fo:font-style="normal" style:text-underline-style="none" fo:font-weight="normal" officeooo:rsid="00bf2b2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3" style:family="text">
      <style:text-properties style:font-name="Inter" fo:font-size="10pt" fo:font-style="normal" style:text-underline-style="none" fo:font-weight="normal" officeooo:rsid="00c5682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4" style:family="text">
      <style:text-properties style:font-name="Inter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145" style:family="text">
      <style:text-properties style:font-name="Inter" fo:font-size="10pt" fo:font-style="normal" fo:font-weight="bold" officeooo:rsid="014ff28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46" style:family="text">
      <style:text-properties style:font-name="Inter" fo:font-size="10pt" fo:font-style="normal" fo:font-weight="bold" officeooo:rsid="005fbdae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47" style:family="text">
      <style:text-properties style:font-name="Inter" fo:font-size="10pt" fo:font-style="normal" fo:font-weight="normal" officeooo:rsid="00f42c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8" style:family="text">
      <style:text-properties style:font-name="Inter" fo:font-size="10pt" fo:font-style="normal" fo:font-weight="normal" officeooo:rsid="013cbb4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9" style:family="text">
      <style:text-properties style:font-name="Inter" fo:font-size="10pt" fo:font-style="normal" fo:font-weight="normal" officeooo:rsid="014ff28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0" style:family="text">
      <style:text-properties style:font-name="Inter" fo:font-size="10pt" fo:font-style="normal" fo:font-weight="normal" officeooo:rsid="01475f5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1" style:family="text">
      <style:text-properties style:font-name="Inter" fo:font-size="10pt" fo:font-style="normal" fo:font-weight="normal" officeooo:rsid="005fbda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2" style:family="text">
      <style:text-properties style:font-name="Inter" fo:font-size="10pt" fo:font-style="normal" fo:font-weight="normal" officeooo:rsid="0119fa8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3" style:family="text">
      <style:text-properties style:font-name="Inter" fo:font-size="10pt" fo:font-style="normal" fo:font-weight="normal" officeooo:rsid="010d678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4" style:family="text">
      <style:text-properties style:font-name="Inter" fo:font-size="10pt" fo:font-style="normal" fo:font-weight="normal" officeooo:rsid="0060ff9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5" style:family="text">
      <style:text-properties style:font-name="Inter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156" style:family="text">
      <style:text-properties style:font-name="Inter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57" style:family="text">
      <style:text-properties style:font-name="Inter" fo:font-size="10pt" fo:font-style="italic" style:font-name-asian="Roboto2" style:font-size-asian="10pt" style:font-style-asian="italic" style:font-name-complex="Roboto2" style:font-size-complex="10pt"/>
    </style:style>
    <style:style style:name="T158" style:family="text">
      <style:text-properties style:font-name="Inter" fo:font-size="10pt" fo:font-style="italic" fo:font-weight="normal" officeooo:rsid="0102247f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9" style:family="text">
      <style:text-properties style:font-name="Inter" fo:font-size="10pt" fo:font-style="italic" fo:font-weight="normal" officeooo:rsid="00a165e3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60" style:family="text">
      <style:text-properties style:font-name="Inter" fo:font-size="10pt" style:font-name-asian="Roboto2" style:font-size-asian="10pt" style:font-name-complex="Roboto2" style:font-size-complex="10pt"/>
    </style:style>
    <style:style style:name="T161" style:family="text">
      <style:text-properties officeooo:rsid="0169bda9"/>
    </style:style>
    <style:style style:name="T162" style:family="text">
      <style:text-properties style:font-name="Inter Medium"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63" style:family="text">
      <style:text-properties fo:color="#0066b3" style:font-name="Inter" style:text-underline-style="solid" style:text-underline-width="auto" style:text-underline-color="font-color"/>
    </style:style>
    <style:style style:name="T164" style:family="text">
      <style:text-properties style:font-name="Inter Extra Bold"/>
    </style:style>
    <style:style style:name="T165" style:family="text">
      <style:text-properties officeooo:rsid="0190cd32"/>
    </style:style>
    <style:style style:name="T166" style:family="text">
      <style:text-properties style:font-name="Inter"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6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4.6417in" svg:y="0.322in" svg:width="0.2236in" svg:height="0.2236in" draw:z-index="0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6654in" svg:y="0.5319in" svg:width="0.1835in" svg:height="0.1835in" draw:z-index="1">
        <draw:image xlink:href="Pictures/1000020100000034000000341FB55D851B27E3C5.png" xlink:type="simple" xlink:show="embed" xlink:actuate="onLoad" loext:mime-type="image/png"/>
      </draw:frame>
      <draw:frame draw:style-name="fr1" draw:name="Image6" text:anchor-type="page" text:anchor-page-number="1" svg:x="4.6791in" svg:y="0.7346in" svg:width="0.1791in" svg:height="0.1791in" draw:z-index="2">
        <draw:image xlink:href="Pictures/10000201000002000000020062654E3D0C88CBBE.png" xlink:type="simple" xlink:show="embed" xlink:actuate="onLoad" loext:mime-type="image/png"/>
      </draw:frame>
      <draw:frame draw:style-name="fr1" draw:name="Image1" text:anchor-type="page" text:anchor-page-number="1" svg:x="6.3366in" svg:y="0.328in" svg:width="0.2236in" svg:height="0.1902in" draw:z-index="4">
        <draw:image xlink:href="Pictures/100002010000027B0000021CB88FDDA1101DA18C.png" xlink:type="simple" xlink:show="embed" xlink:actuate="onLoad" loext:mime-type="image/png"/>
      </draw:frame>
      <draw:frame draw:style-name="fr1" draw:name="Image2" text:anchor-type="page" text:anchor-page-number="1" svg:x="6.339in" svg:y="0.5291in" svg:width="0.189in" svg:height="0.189in" draw:z-index="5">
        <draw:image xlink:href="Pictures/10000201000000400000004041AC2129FF0AA4C7.png" xlink:type="simple" xlink:show="embed" xlink:actuate="onLoad" loext:mime-type="image/png"/>
      </draw:frame>
      <draw:frame draw:style-name="fr1" draw:name="Image5" text:anchor-type="page" text:anchor-page-number="1" svg:x="6.339in" svg:y="0.7256in" svg:width="0.1965in" svg:height="0.1965in" draw:z-index="3">
        <draw:image xlink:href="Pictures/10000201000003E8000003E85996F9E76E303C74.png" xlink:type="simple" xlink:show="embed" xlink:actuate="onLoad" loext:mime-type="image/png"/>
      </draw:frame>
      <text:p text:style-name="P8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62"><text:span text:style-name="T116">R</text:span>ICHARD <text:span text:style-name="T161">S. </text:span>ZHU</text:p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3"><text:a xlink:type="simple" xlink:href="mailto:rszhu@berkeley.edu" text:style-name="Internet_20_link" text:visited-style-name="Visited_20_Internet_20_Link"><text:span text:style-name="T118">rszhu@berkeley.edu</text:span></text:a></text:p>
            <text:p text:style-name="P29">858-371-8838</text:p>
            <text:p text:style-name="P30">Berkeley, CA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1"><text:a xlink:type="simple" xlink:href="https://www.linkedin.com/in/rszhu/" text:style-name="Internet_20_link" text:visited-style-name="Visited_20_Internet_20_Link"><text:span text:style-name="T163">linkedin.com/in/rszhu</text:span></text:a></text:p>
            <text:p text:style-name="P31"><text:a xlink:type="simple" xlink:href="https://github.com/richardszhu" text:style-name="Internet_20_link" text:visited-style-name="Visited_20_Internet_20_Link"><text:span text:style-name="T163">github.com/richardszhu</text:span></text:a></text:p>
            <text:p text:style-name="P32"><text:a xlink:type="simple" xlink:href="https://www.ocf.berkeley.edu/~rszhu/" text:style-name="Internet_20_link" text:visited-style-name="Visited_20_Internet_20_Link"><text:span text:style-name="T163">ocf.io/rszhu</text:span></text:a></text:p>
          </table:table-cell>
        </table:table-row>
      </table:table>
      <text:p text:style-name="P3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55">EDUCATION</text:p>
          </table:table-cell>
          <table:table-cell table:style-name="Table5.A1" office:value-type="string">
            <text:p text:style-name="P1">University of California, Berkeley</text:p>
            <text:p text:style-name="P19"><text:span text:style-name="T36">B.A. Computer </text:span><text:span text:style-name="T166">Science</text:span><text:span text:style-name="T36"> </text:span><text:span text:style-name="T9"><text:s text:c="20"/></text:span><text:span text:style-name="T35"><text:s/></text:span><text:span text:style-name="T9"><text:s text:c="51"/></text:span><text:span text:style-name="T19"><text:s text:c="7"/></text:span><text:span text:style-name="T40"><text:s/></text:span><text:span text:style-name="T9"><text:s text:c="81"/></text:span><text:span text:style-name="T3"><text:s text:c="89"/></text:span><text:span text:style-name="T20"><text:s text:c="13"/></text:span></text:p>
          </table:table-cell>
          <table:table-cell table:style-name="Table5.A1" office:value-type="string">
            <text:p text:style-name="P9"><text:span text:style-name="T43"><text:s/></text:span><text:span text:style-name="T44">GPA </text:span><text:span text:style-name="T39">3.90</text:span></text:p>
          </table:table-cell>
        </table:table-row>
      </table:table>
      <text:p text:style-name="P37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50"/>
          </table:table-cell>
          <table:table-cell table:style-name="Table10.A1" office:value-type="string">
            <text:p text:style-name="P11"><office:annotation office:name="__Annotation__905_40995002133"><dc:creator>Unknown Author</dc:creator><dc:date>2020-01-01T12:33:41.070615008</dc:date><text:p text:style-name="P85"><text:span text:style-name="T167">Top Margin : 0</text:span></text:p><text:p text:style-name="P85"><text:span text:style-name="T167">Bottom Margin : 0</text:span></text:p></office:annotation><text:span text:style-name="T33">Relevant Coursework:</text:span><office:annotation-end office:name="__Annotation__905_40995002133"/><text:span text:style-name="T34"> </text:span><text:span text:style-name="T45">Data Structures, </text:span><text:span text:style-name="T46">Structure of Computer Programs</text:span><text:span text:style-name="T36">,</text:span><text:span text:style-name="T37"> </text:span><text:span text:style-name="T38">Linear Algebra &amp; Circuits</text:span><text:span text:style-name="T36"> </text:span><text:span text:style-name="T9"><text:s text:c="20"/></text:span><text:span text:style-name="T35"><text:s/></text:span><text:span text:style-name="T9"><text:s text:c="51"/></text:span><text:span text:style-name="T19"><text:s text:c="7"/></text:span><text:span text:style-name="T40"><text:s/></text:span><text:span text:style-name="T9"><text:s text:c="81"/></text:span><text:span text:style-name="T3"><text:s text:c="89"/></text:span><text:span text:style-name="T20"><text:s text:c="13"/></text:span></text:p>
          </table:table-cell>
        </table:table-row>
      </table:table>
      <text:p text:style-name="P38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51">EXPERIENCE</text:p>
          </table:table-cell>
          <table:table-cell table:style-name="Table6.A1" office:value-type="string">
            <text:p text:style-name="P17"><text:span text:style-name="T124">California PATH </text:span><text:span text:style-name="T125">(</text:span><text:span text:style-name="Strong_20_Emphasis"><text:span text:style-name="T128">Partners for Advanced Transportation Technology</text:span></text:span><text:span text:style-name="Strong_20_Emphasis"><text:span text:style-name="T129">) </text:span></text:span></text:p>
            <text:p text:style-name="P20"><text:span text:style-name="T29">Research Assistant, </text:span><text:span text:style-name="T31">Human Factors </text:span><text:span text:style-name="T32">Projects</text:span><text:span text:style-name="T9"> <text:s text:c="27"/></text:span><text:span text:style-name="T35"><text:s/></text:span><text:span text:style-name="T9"><text:s text:c="51"/></text:span><text:span text:style-name="T19"><text:s text:c="7"/></text:span><text:span text:style-name="T40"><text:s/></text:span><text:span text:style-name="T9"><text:s text:c="81"/></text:span><text:span text:style-name="T3"><text:s text:c="89"/></text:span><text:span text:style-name="T20"><text:s text:c="13"/></text:span></text:p>
          </table:table-cell>
          <table:table-cell table:style-name="Table6.A1" office:value-type="string">
            <text:p text:style-name="P10"><text:span text:style-name="T43"><text:s/></text:span><text:span text:style-name="T42">Berkeley</text:span><text:span text:style-name="T41">, CA</text:span></text:p>
            <text:p text:style-name="P22"><text:span text:style-name="T21"><text:s/></text:span><text:span text:style-name="T23">Oct</text:span><text:span text:style-name="T22">.</text:span><text:span text:style-name="T25"> 201</text:span><text:span text:style-name="T27">9</text:span><text:span text:style-name="T25"> — </text:span><text:span text:style-name="T26">Present</text:span></text:p>
          </table:table-cell>
        </table:table-row>
      </table:table>
      <text:p text:style-name="P45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56"/>
          </table:table-cell>
          <table:table-cell table:style-name="Table11.A1" office:value-type="string">
            <text:list xml:id="list1378775806" text:style-name="L1">
              <text:list-item>
                <text:p text:style-name="P63"><text:span text:style-name="T139">Helped e</text:span><text:span text:style-name="T130">valuate potential safety impacts</text:span><text:span text:style-name="T131"> </text:span><text:span text:style-name="T132">o</text:span><text:span text:style-name="T130">f </text:span><text:span text:style-name="T137">the</text:span><text:span text:style-name="T131"> </text:span><text:span text:style-name="T132">Caltrans-</text:span><text:span text:style-name="T138">proposed</text:span><text:span text:style-name="T133"> “</text:span><text:span text:style-name="T132">Yellow Alert”</text:span><text:span text:style-name="T134"> </text:span><text:span text:style-name="T137">high</text:span><text:span text:style-name="T134">way </text:span><text:span text:style-name="T135">messag</text:span><text:span text:style-name="T136">e</text:span><text:span text:style-name="T132"> system</text:span><text:span text:style-name="T134"> </text:span><text:span text:style-name="Strong_20_Emphasis"><text:span text:style-name="T140">by automating portions</text:span></text:span><text:span text:style-name="T139"> of the data collection and analysis process</text:span></text:p>
              </text:list-item>
              <text:list-item>
                <text:p text:style-name="P65"><text:span text:style-name="T51">S</text:span><text:span text:style-name="T52">ynced</text:span><text:span text:style-name="T47"> </text:span><text:span text:style-name="T52">position</text:span><text:span text:style-name="T53">al</text:span><text:span text:style-name="T48">, </text:span><text:span text:style-name="T53">sensor</text:span><text:span text:style-name="T48">, and </text:span><text:span text:style-name="T53">behavioral</text:span><text:span text:style-name="T47"> data </text:span><text:span text:style-name="T51">collected </text:span><text:span text:style-name="T47">from </text:span><text:span text:style-name="T59">driving</text:span><text:span text:style-name="T50"> </text:span><text:span text:style-name="T47">simulation</text:span><text:span text:style-name="T48"> </text:span><text:span text:style-name="T59">experiments</text:span></text:p>
              </text:list-item>
              <text:list-item>
                <text:p text:style-name="P65"><text:span text:style-name="Strong_20_Emphasis"><text:span text:style-name="T54">Wrote Python scripts to </text:span></text:span><text:span text:style-name="Strong_20_Emphasis"><text:span text:style-name="T49">extract key points from trial data sets, utilizing Python statistics libraries</text:span></text:span></text:p>
              </text:list-item>
              <text:list-item>
                <text:p text:style-name="P66"><text:span text:style-name="Strong_20_Emphasis"><text:span text:style-name="T61">Worked with</text:span></text:span><text:span text:style-name="Strong_20_Emphasis"><text:span text:style-name="T60"> thousands of data points from over 40 unique driver trials</text:span></text:span></text:p>
              </text:list-item>
            </text:list>
          </table:table-cell>
        </table:table-row>
      </table:table>
      <text:p text:style-name="P40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59"/>
          </table:table-cell>
          <table:table-cell table:style-name="Table12.A1" office:value-type="string">
            <text:p text:style-name="P18"><text:span text:style-name="Strong_20_Emphasis"><text:span text:style-name="T125">Gateways Summer School</text:span></text:span><text:span text:style-name="Strong_20_Emphasis"><text:span text:style-name="T129"> </text:span></text:span></text:p>
            <text:p text:style-name="P21"><text:span text:style-name="T28">Teaching </text:span><text:span text:style-name="T30">Assistant</text:span><text:span text:style-name="T35"> <text:s text:c="2"/></text:span><text:span text:style-name="T9"><text:s text:c="27"/></text:span><text:span text:style-name="T35"><text:s/></text:span><text:span text:style-name="T9"><text:s text:c="51"/></text:span><text:span text:style-name="T19"><text:s text:c="7"/></text:span><text:span text:style-name="T40"><text:s/></text:span><text:span text:style-name="T9"><text:s text:c="81"/></text:span><text:span text:style-name="T3"><text:s text:c="89"/></text:span><text:span text:style-name="T20"><text:s text:c="13"/></text:span></text:p>
          </table:table-cell>
          <table:table-cell table:style-name="Table12.A1" office:value-type="string">
            <text:p text:style-name="P4">San Diego, CA</text:p>
            <text:p text:style-name="P23"><text:span text:style-name="T21"><text:s/>Jul.</text:span><text:span text:style-name="T25"> 2018 — Aug. 2018</text:span></text:p>
          </table:table-cell>
        </table:table-row>
      </table:table>
      <text:p text:style-name="P4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7"/>
          </table:table-cell>
          <table:table-cell table:style-name="Table1.A1" office:value-type="string">
            <text:list xml:id="list192124873528035" text:continue-numbering="true" text:style-name="L1">
              <text:list-item>
                <text:p text:style-name="P64"><text:span text:style-name="T141">Aided Architecture &amp; Engineering teacher with giving lessons and </text:span><text:span text:style-name="T142">explaining </text:span><text:span text:style-name="T143">provided</text:span><text:span text:style-name="T142"> examples</text:span></text:p>
              </text:list-item>
              <text:list-item>
                <text:p text:style-name="P73">Guided 30 students on their projects and supervised them during break, learning, and work times</text:p>
              </text:list-item>
            </text:list>
          </table:table-cell>
        </table:table-row>
      </table:table>
      <text:p text:style-name="P40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60"><office:annotation office:name="__Annotation__1352_1647437908"><dc:creator>Unknown Author</dc:creator><dc:date>2020-01-04T16:43:11.210977179</dc:date><text:p text:style-name="P85"><text:span text:style-name="T168">Projects all one table except HEADER</text:span></text:p></office:annotation><text:span text:style-name="T164">PROJECTS</text:span><office:annotation-end office:name="__Annotation__1352_1647437908"/></text:p>
          </table:table-cell>
          <table:table-cell table:style-name="Table8.A1" office:value-type="string">
            <text:p text:style-name="P12"><text:span text:style-name="Strong_20_Emphasis"><text:span text:style-name="T16">I</text:span></text:span><text:span text:style-name="Strong_20_Emphasis"><text:span text:style-name="T15">nvestment </text:span></text:span><text:span text:style-name="Strong_20_Emphasis"><text:span text:style-name="T17">Portfolio Diversity Visualiz</text:span></text:span><text:span text:style-name="Strong_20_Emphasis"><text:span text:style-name="T18">er </text:span></text:span><text:span text:style-name="Strong_20_Emphasis"><text:span text:style-name="T12">(</text:span></text:span><text:span text:style-name="Strong_20_Emphasis"><text:span text:style-name="T10">Python</text:span></text:span><text:span text:style-name="Strong_20_Emphasis"><text:span text:style-name="T12">)</text:span></text:span></text:p>
            <text:list xml:id="list192125573828762" text:continue-numbering="true" text:style-name="L1">
              <text:list-item>
                <text:p text:style-name="P72"><text:span text:style-name="T83">Won </text:span><text:span text:style-name="T84">the </text:span><text:span text:style-name="T85">BlackRock API Prize at Cal Hacks </text:span><text:span text:style-name="T86">6.0</text:span><text:span text:style-name="T79">,</text:span><text:span text:style-name="T56"> the largest collegiate hackathon in the world</text:span></text:p>
              </text:list-item>
              <text:list-item>
                <text:p text:style-name="P67"><text:span text:style-name="T62">Built</text:span><text:span text:style-name="T63"> </text:span><text:span text:style-name="T62">a </text:span><text:span text:style-name="T63">tool</text:span><text:span text:style-name="T55"> </text:span><text:span text:style-name="T68">that helps users gain insight into the diversity of</text:span><text:span text:style-name="T55"> </text:span><text:span text:style-name="T68">an </text:span><text:span text:style-name="T55">investment portfolio </text:span><text:span text:style-name="T76">in relation to</text:span><text:span text:style-name="T55"> any</text:span><text:span text:style-name="T67"> </text:span><text:span text:style-name="T68">applicable </text:span><text:span text:style-name="T55">security </text:span><text:span text:style-name="T69">data </text:span><text:span text:style-name="T55">attribute </text:span><text:span text:style-name="T69">(e.g., sector, asset type, or country)</text:span></text:p>
              </text:list-item>
              <text:list-item>
                <text:p text:style-name="P68"><text:span text:style-name="T88">Leveraged</text:span><text:span text:style-name="T89"> BlackRock’</text:span><text:span text:style-name="T90">s</text:span><text:span text:style-name="T89"> API to </text:span><text:span text:style-name="T91">compile, </text:span><text:span text:style-name="T89">sort, and categorize </text:span><text:span text:style-name="T92">security</text:span><text:span text:style-name="T89"> data</text:span><text:span text:style-name="T92"> </text:span><text:span text:style-name="T94">from </text:span><text:span text:style-name="T93">a </text:span><text:span text:style-name="T94">set of stock tickers</text:span></text:p>
              </text:list-item>
              <text:list-item>
                <text:p text:style-name="P69"><text:span text:style-name="T64">Integrated</text:span><text:span text:style-name="T55"> MatPlotLib to visualize </text:span><text:span text:style-name="T65">calculated diversity</text:span><text:span text:style-name="T55"> data and to create a GUI for </text:span><text:span text:style-name="T67">portfolio </text:span><text:span text:style-name="T66">input</text:span><text:span text:style-name="T55"> <text:s text:c="3"/></text:span><text:span text:style-name="T78"><text:s text:c="7"/></text:span><text:span text:style-name="T55"><text:s/></text:span><text:span text:style-name="T78"><text:s text:c="2"/></text:span><text:span text:style-name="T9"><text:s text:c="13"/></text:span><text:span text:style-name="T35"><text:s/></text:span><text:span text:style-name="T9"><text:s text:c="51"/></text:span><text:span text:style-name="T19"><text:s text:c="7"/></text:span><text:span text:style-name="T40"><text:s/></text:span><text:span text:style-name="T9"><text:s text:c="81"/></text:span><text:span text:style-name="T3"><text:s text:c="89"/></text:span><text:span text:style-name="T20"><text:s text:c="13"/></text:span></text:p>
              </text:list-item>
            </text:list>
          </table:table-cell>
        </table:table-row>
      </table:table>
      <text:p text:style-name="P41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61"/>
          </table:table-cell>
          <table:table-cell table:style-name="Table7.A1" office:value-type="string">
            <text:p text:style-name="P13"><text:span text:style-name="Strong_20_Emphasis"><text:span text:style-name="T12">Bomberman Remastered (Java</text:span></text:span><text:span text:style-name="Strong_20_Emphasis"><text:span text:style-name="T11">)</text:span></text:span></text:p>
            <text:list xml:id="list192124600314701" text:continue-numbering="true" text:style-name="L1">
              <text:list-item>
                <text:p text:style-name="P74">Created an improved remake of the game Bomberman that runs on modern operating systems</text:p>
              </text:list-item>
              <text:list-item>
                <text:p text:style-name="P75">Devised a <text:span text:style-name="T119">completely new and original</text:span> “competitive mode”, featuring dynamic multiplayer gameplay</text:p>
              </text:list-item>
              <text:list-item>
                <text:p text:style-name="P70"><text:span text:style-name="T70">Utilized the Java Swing toolkit to design game </text:span><text:span text:style-name="T71">menus</text:span><text:span text:style-name="T72">,</text:span><text:span text:style-name="T70"> </text:span><text:span text:style-name="T72">handle controls, and execute game events</text:span></text:p>
              </text:list-item>
              <text:list-item>
                <text:p text:style-name="P70"><text:span text:style-name="T73">Played extensively by friends and voted </text:span><text:span text:style-name="T74">in the top </text:span><text:span text:style-name="T77">3</text:span><text:span text:style-name="T74"> </text:span><text:span text:style-name="T73">when presented at a </text:span><text:span text:style-name="T75">school</text:span><text:span text:style-name="T73"> </text:span><text:span text:style-name="T74">project </text:span><text:span text:style-name="T73">fair</text:span><text:span text:style-name="T55"> <text:s/></text:span><text:span text:style-name="T78"><text:s text:c="7"/></text:span><text:span text:style-name="T55"><text:s/></text:span><text:span text:style-name="T78"><text:s text:c="2"/></text:span><text:span text:style-name="T9"><text:s text:c="13"/></text:span><text:span text:style-name="T35"><text:s/></text:span><text:span text:style-name="T9"><text:s text:c="51"/></text:span><text:span text:style-name="T19"><text:s text:c="7"/></text:span><text:span text:style-name="T40"><text:s/></text:span><text:span text:style-name="T9"><text:s text:c="81"/></text:span><text:span text:style-name="T3"><text:s text:c="89"/></text:span><text:span text:style-name="T20"><text:s text:c="13"/>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61"/>
          </table:table-cell>
          <table:table-cell table:style-name="Table7.A1" office:value-type="string">
            <text:p text:style-name="P3"><text:span text:style-name="Strong_20_Emphasis"><text:span text:style-name="T13">Personal Website (HTML, CSS, JavaScript) </text:span></text:span></text:p>
            <text:list xml:id="list192123871825150" text:continue-numbering="true" text:style-name="L1">
              <text:list-item>
                <text:p text:style-name="P78"><text:span text:style-name="T96">Designed and </text:span><text:span text:style-name="T97">built</text:span><text:span text:style-name="T90"> a </text:span><text:span text:style-name="T87">personal website</text:span><text:span text:style-name="T98"> </text:span><text:span text:style-name="T100">from scratch, </text:span><text:span text:style-name="T96">utilizing</text:span><text:span text:style-name="T99"> the Bootstrap </text:span><text:span text:style-name="T100">front end</text:span><text:span text:style-name="T90"> </text:span><text:span text:style-name="T99">framework</text:span></text:p>
              </text:list-item>
              <text:list-item>
                <text:p text:style-name="P79"><text:span text:style-name="T99">I</text:span><text:span text:style-name="T87">ncorporated jQuery </text:span><text:span text:style-name="T101">for</text:span><text:span text:style-name="T87"> site animations and the Google Fonts API for </text:span><text:span text:style-name="T102">global</text:span><text:span text:style-name="T87"> type</text:span><text:span text:style-name="T101">face</text:span><text:span text:style-name="T87"> compatibility</text:span></text:p>
              </text:list-item>
              <text:list-item>
                <text:p text:style-name="P79"><text:span text:style-name="T98">H</text:span><text:span text:style-name="T103">osted page files remotely on UC Berkeley Open Computing Facility servers, via SSH </text:span><text:bookmark text:name="firstHeading1112"/><text:span text:style-name="T109">File Transfer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61"/>
          </table:table-cell>
          <table:table-cell table:style-name="Table7.A1" office:value-type="string">
            <text:p text:style-name="P14"><text:span text:style-name="Strong_20_Emphasis"><text:span text:style-name="T14">Scheme Language Interpreter (Python)</text:span></text:span></text:p>
            <text:list xml:id="list192124128789119" text:continue-numbering="true" text:style-name="L1">
              <text:list-item>
                <text:p text:style-name="P81"><text:span text:style-name="T4">Constructed</text:span><text:span text:style-name="T5"> a</text:span><text:span text:style-name="T6">n i</text:span><text:span text:style-name="T7">nterpreter for the Scheme </text:span><text:span text:style-name="T6">programming </text:span><text:span text:style-name="T7">language </text:span><text:span text:style-name="T8">(a dialect of Lisp)</text:span></text:p>
              </text:list-item>
              <text:list-item>
                <text:p text:style-name="P80"><text:span text:style-name="T95">Implemented </text:span><text:span text:style-name="T104">environments, </text:span><text:span text:style-name="T95">lexical</text:span><text:span text:style-name="T105"> </text:span><text:span text:style-name="T106">and </text:span><text:span text:style-name="T95">dynamic scoping, </text:span><text:span text:style-name="T105">exceptions, macros,</text:span><text:span text:style-name="T107"> </text:span><text:span text:style-name="T106">and </text:span><text:span text:style-name="T108">special form</text:span><text:span text:style-name="T106">s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61"/>
          </table:table-cell>
          <table:table-cell table:style-name="Table7.A1" office:value-type="string">
            <text:p text:style-name="P7"><text:span text:style-name="Strong_20_Emphasis"><text:span text:style-name="T81">Smart </text:span></text:span><text:span text:style-name="Strong_20_Emphasis"><text:span text:style-name="T82">Typing Practice Program</text:span></text:span><text:span text:style-name="Strong_20_Emphasis"><text:span text:style-name="T80"> (Python)</text:span></text:span></text:p>
            <text:list xml:id="list192124943923102" text:continue-numbering="true" text:style-name="L1">
              <text:list-item>
                <text:p text:style-name="P71"><text:span text:style-name="T57">Developed</text:span><text:span text:style-name="T55"> typing program that calculates typing speed and accuracy with every keystroke</text:span></text:p>
              </text:list-item>
              <text:list-item>
                <text:p text:style-name="P82"><text:span text:style-name="T57">Programmed</text:span><text:span text:style-name="T55"> smart autocorrect feature </text:span><text:span text:style-name="T58">that determines </text:span><text:span text:style-name="T55">similarity between input and a base word</text:span></text:p>
              </text:list-item>
            </text:list>
          </table:table-cell>
        </table:table-row>
      </table:table>
      <text:p text:style-name="P42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52">ACTIVITIES</text:p>
          </table:table-cell>
          <table:table-cell table:style-name="Table9.A1" office:value-type="string">
            <text:p text:style-name="P2">Catalyst for Success <text:s/></text:p>
            <text:p text:style-name="P25"><text:span text:style-name="Strong_20_Emphasis"><text:span text:style-name="T158">Treasurer, </text:span></text:span><text:span text:style-name="Strong_20_Emphasis"><text:span text:style-name="T159">Senior Technology Mentor</text:span></text:span><text:span text:style-name="Strong_20_Emphasis"><text:span text:style-name="T127"> </text:span></text:span><text:span text:style-name="T126"><text:s/></text:span><text:span text:style-name="T123"><text:s text:c="24"/></text:span><text:span text:style-name="T155"><text:s/></text:span><text:span text:style-name="T123"><text:s text:c="51"/></text:span><text:span text:style-name="T156"><text:s text:c="7"/></text:span><text:span text:style-name="T144"><text:s/></text:span><text:span text:style-name="T123"><text:s text:c="81"/></text:span><text:span text:style-name="T160"><text:s text:c="89"/></text:span><text:span text:style-name="T157"><text:s text:c="13"/></text:span></text:p>
          </table:table-cell>
          <table:table-cell table:style-name="Table9.A1" office:value-type="string">
            <text:p text:style-name="P5">San Diego, CA</text:p>
            <text:p text:style-name="P16"><text:span text:style-name="T21"><text:s text:c="2"/></text:span><text:span text:style-name="T25">Sep. 2017 — Aug. 2019</text:span></text:p>
          </table:table-cell>
        </table:table-row>
      </table:table>
      <text:p text:style-name="P47"/>
      <text:p text:style-name="P42"/>
      <table:table table:name="Table13" table:style-name="Table13">
        <table:table-column table:style-name="Table13.A"/>
        <table:table-column table:style-name="Table13.B"/>
        <text:soft-page-break/>
        <table:table-row table:style-name="Table13.1">
          <table:table-cell table:style-name="Table13.A1" office:value-type="string">
            <text:p text:style-name="P58"/>
          </table:table-cell>
          <table:table-cell table:style-name="Table13.A1" office:value-type="string">
            <text:list xml:id="list192124194216156" text:continue-numbering="true" text:style-name="L1">
              <text:list-item>
                <text:p text:style-name="P76">Taught programming and circuitry at the library to over 200 students (Python, Javascript, Arduino)</text:p>
              </text:list-item>
              <text:list-item>
                <text:p text:style-name="P77">Worked with library officials to organize regular weekly workshops and week-long summer camps</text:p>
              </text:list-item>
            </text:list>
          </table:table-cell>
        </table:table-row>
      </table:table>
      <text:p text:style-name="P43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53">A<text:span text:style-name="T165">WARDS</text:span></text:p>
          </table:table-cell>
          <table:table-cell table:style-name="Table14.A1" office:value-type="string">
            <text:p text:style-name="P27"><text:span text:style-name="T121">Winner</text:span><text:span text:style-name="T122">,</text:span><text:span text:style-name="T112"> </text:span><text:span text:style-name="T110">CalHacks </text:span><text:span text:style-name="T111">6.0 BlackRock API Prize </text:span></text:p>
            <text:p text:style-name="P28"><text:span text:style-name="T1">Computer Science Scholar</text:span><text:span text:style-name="T2">,</text:span><text:span text:style-name="T112"> </text:span><text:span text:style-name="T113">I</text:span><text:span text:style-name="T110">ntuit Scholarship Program</text:span></text:p>
            <text:p text:style-name="P28"><text:span text:style-name="T1">Computer Science Scholar</text:span><text:span text:style-name="T2">, </text:span><text:span text:style-name="T110">Intuit George A. Hansen Program </text:span></text:p>
            <text:p text:style-name="P26"><text:span text:style-name="T145">Champion, </text:span><text:span text:style-name="T147">So</text:span><text:span text:style-name="T148">Cal</text:span><text:span text:style-name="T147"> Developmental Soccer League </text:span><text:span text:style-name="T149">Div. 1</text:span><text:span text:style-name="T123"> <text:s text:c="19"/></text:span><text:span text:style-name="T155"><text:s/></text:span><text:span text:style-name="T123"><text:s text:c="51"/></text:span><text:span text:style-name="T156"><text:s text:c="7"/></text:span><text:span text:style-name="T144"><text:s/></text:span><text:span text:style-name="T123"><text:s text:c="81"/></text:span><text:span text:style-name="T160"><text:s text:c="89"/></text:span><text:span text:style-name="T157"><text:s text:c="13"/></text:span></text:p>
          </table:table-cell>
          <table:table-cell table:style-name="Table14.A1" office:value-type="string">
            <text:p text:style-name="P15"><text:span text:style-name="T25">O</text:span><text:span text:style-name="T24">ct. 2019</text:span></text:p>
            <text:p text:style-name="P24"><text:span text:style-name="T120">Apr</text:span>. 2019</text:p>
            <text:p text:style-name="P24"><text:span text:style-name="T120">Apr</text:span>. 2019</text:p>
            <text:p text:style-name="P83">Dec. 2018</text:p>
          </table:table-cell>
        </table:table-row>
      </table:table>
      <text:p text:style-name="P48"/>
      <text:p text:style-name="P4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4">SKILLS</text:p>
          </table:table-cell>
          <table:table-cell table:style-name="Table3.A1" office:value-type="string">
            <text:p text:style-name="P6"><text:span text:style-name="T114">Languages:</text:span><text:span text:style-name="T115"> </text:span>Python, Java, SQL, HTML/CSS, <text:span text:style-name="T117">JavaScript</text:span></text:p>
            <text:p text:style-name="P26"><text:span text:style-name="T146">Frameworks/Technologies: </text:span><text:span text:style-name="T151">Git, </text:span><text:span text:style-name="T152">Unix,</text:span><text:span text:style-name="T153"> </text:span><text:span text:style-name="T154">Bootstrap, NumPy,</text:span><text:span text:style-name="T153"> MATLAB</text:span><text:span text:style-name="T150"> </text:span><text:span text:style-name="T123"><text:s text:c="18"/></text:span><text:span text:style-name="T155"><text:s/></text:span><text:span text:style-name="T123"><text:s text:c="51"/></text:span><text:span text:style-name="T156"><text:s text:c="7"/></text:span><text:span text:style-name="T144"><text:s/></text:span><text:span text:style-name="T123"><text:s text:c="81"/></text:span><text:span text:style-name="T160"><text:s text:c="89"/></text:span><text:span text:style-name="T157"><text:s text:c="13"/></text:span></text:p>
          </table:table-cell>
          <table:table-cell table:style-name="Table3.A1" office:value-type="string">
            <text:p text:style-name="P8"/>
          </table:table-cell>
        </table:table-row>
      </table:table>
      <text:p text:style-name="P49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ter" svg:font-family="Inter" style:font-pitch="variable"/>
    <style:font-face style:name="Inter1" svg:font-family="Inter" style:font-adornments="Bold" style:font-pitch="variable"/>
    <style:font-face style:name="Inter Extra Bold" svg:font-family="'Inter Extra Bold'" style:font-pitch="variable"/>
    <style:font-face style:name="Inter Medium" svg:font-family="'Inter Medium'" style:font-adornments="Medium" style:font-pitch="variable"/>
    <style:font-face style:name="Roboto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05T19:21:23.555181341</dc:date>
    <meta:editing-duration>P1DT8H23M21S</meta:editing-duration>
    <meta:editing-cycles>292</meta:editing-cycles>
    <meta:document-statistic meta:table-count="13" meta:image-count="6" meta:object-count="0" meta:page-count="2" meta:paragraph-count="67" meta:word-count="512" meta:character-count="5891" meta:non-whitespace-character-count="3049"/>
  </office:meta>
</office:document-meta>
</file>